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fo:line-height="120%" fo:text-indent="0in" style:auto-text-indent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italic" style:text-underline-style="none" fo:font-weight="normal" style:text-blinking="false" fo:background-color="transparent" style:font-style-asian="italic" style:font-style-complex="italic"/>
    </style:style>
    <style:style style:name="P5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fo:line-height="120%" style:writing-mode="lr-tb"/>
      <style:text-properties fo:font-weight="normal"/>
    </style:style>
    <style:style style:name="P9" style:family="paragraph" style:parent-style-name="Text_20_body">
      <style:paragraph-properties fo:margin-top="0in" fo:margin-bottom="0in" fo:line-height="120%" style:writing-mode="lr-tb"/>
    </style:style>
    <style:style style:name="P10" style:family="paragraph" style:parent-style-name="Text_20_body">
      <style:paragraph-properties fo:line-height="133%" fo:text-align="center" style:justify-single-word="false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paragraph-properties fo:margin-left="0in" fo:margin-right="0in" fo:margin-top="0in" fo:margin-bottom="0in" fo:line-height="120%" fo:text-indent="0.5in" style:auto-text-indent="false" style:writing-mode="lr-tb"/>
      <style:text-properties fo:font-weight="normal"/>
    </style:style>
    <style:style style:name="P1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 loext:opacity="100%" loext:char-shading-value="0"/>
    </style:style>
    <style:style style:name="T2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 loext:opacity="100%" loext:char-shading-value="0"/>
    </style:style>
    <style:style style:name="T3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 loext:opacity="100%" loext:char-shading-value="0"/>
    </style:style>
    <style:style style:name="T4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 loext:opacity="100%" loext:char-shading-value="0"/>
    </style:style>
    <style:style style:name="T5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 loext:opacity="100%" loext:char-shading-value="0"/>
    </style:style>
    <style:style style:name="T6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 loext:opacity="100%" loext:char-shading-value="0"/>
    </style:style>
    <style:style style:name="T7" style:family="text">
      <style:text-properties fo:font-variant="normal" fo:text-transform="none" fo:color="#000000" style:text-line-through-style="none" style:font-name="Times New Roman1" fo:font-size="13pt" fo:font-style="normal" style:text-underline-style="none" style:text-blinking="false" fo:background-color="transparent" loext:opacity="100%" loext:char-shading-value="0"/>
    </style:style>
    <style:style style:name="T8" style:family="text">
      <style:text-properties fo:font-variant="normal" fo:text-transform="none" fo:color="#000000" style:text-line-through-style="none" style:font-name="Times New Roman1" fo:font-size="13pt" fo:font-style="normal" style:text-underline-style="none" style:text-blinking="false" fo:background-color="transparent" loext:opacity="100%" loext:char-shading-value="0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 loext:opacity="100%" loext:char-shading-value="0"/>
    </style:style>
    <style:style style:name="T10" style:family="text">
      <style:text-properties fo:font-variant="normal" fo:text-transform="none" fo:color="#000000" style:font-name="Times New Roman1" fo:font-size="12pt" fo:font-style="normal" style:text-underline-style="solid" style:text-underline-width="auto" style:text-underline-color="font-color" fo:background-color="transparent" loext:opacity="100%" loext:char-shading-value="0"/>
    </style:style>
    <style:style style:name="T11" style:family="text">
      <style:text-properties fo:font-variant="normal" fo:text-transform="none" fo:color="#ff0000" style:text-line-through-style="none" style:font-name="Times New Roman1" fo:font-size="13pt" fo:font-style="normal" style:text-underline-style="none" style:text-blinking="false" fo:background-color="transparent" loext:opacity="100%" loext:char-shading-value="0"/>
    </style:style>
    <style:style style:name="T12" style:family="text">
      <style:text-properties fo:font-variant="normal" fo:text-transform="none" style:use-window-font-color="true" style:text-line-through-style="none" style:text-position="-5% 100%" style:font-name="Times New Roman" fo:font-size="12pt" fo:letter-spacing="-0.0047in" fo:font-style="normal" style:text-underline-style="none" fo:font-weight="normal" style:text-blinking="false" fo:background-color="transparent" style:font-size-asian="12pt" style:font-weight-asian="normal" style:font-name-complex="Lucida Sans" style:font-size-complex="12pt" style:font-weight-complex="normal" loext:opacity="0%" loext:char-shading-value="0"/>
    </style:style>
    <style:style style:name="T13" style:family="text">
      <style:text-properties fo:font-variant="normal" fo:text-transform="none" style:use-window-font-color="true" style:text-line-through-style="none" style:text-position="-5% 100%" style:font-name="Times New Roman" fo:font-size="12pt" fo:letter-spacing="-0.0047in" fo:font-style="normal" style:text-underline-style="none" style:text-blinking="false" fo:background-color="transparent" style:font-size-asian="12pt" style:font-weight-asian="normal" style:font-name-complex="Lucida Sans" style:font-size-complex="12pt" style:font-weight-complex="normal" loext:opacity="0%" loext:char-shading-value="0"/>
    </style:style>
    <style:style style:name="T14" style:family="text">
      <style:text-properties style:use-window-font-color="true" style:text-position="-5% 100%" style:font-name="Times New Roman" fo:letter-spacing="-0.0047in" style:font-size-asian="12pt" style:font-weight-asian="normal" style:font-name-complex="Lucida Sans" style:font-size-complex="12pt" style:font-weight-complex="normal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ac00be15-7fff-806a-2b44-eb3b1d748b81"/>CỘNG HÒA XÃ HỘI CHỦ NGHĨA VIỆT NAM</text:p>
      <text:p text:style-name="P3">Độc lập - Tự do - Hạnh phúc</text:p>
      <text:p text:style-name="P5">---oOo---</text:p>
      <text:p text:style-name="Text_20_body"/>
      <text:p text:style-name="P6">BIÊN BẢN THU HỒI HÓA ĐƠN ĐÃ LẬP</text:p>
      <text:p text:style-name="P6">Số:……./BBTHHĐ</text:p>
      <text:p text:style-name="Text_20_body"/>
      <text:p text:style-name="P1">- Căn cứ Thông tư số 39/2014/TT-BTC ngày 31/3/2014 của Bộ Tài chính hướng dẫn thi hành Nghị định số 51/2010/NĐ-CP.</text:p>
      <text:p text:style-name="Text_20_body"/>
      <text:p text:style-name="P4">Hôm nay, ngày <text:span text:style-name="T14"><text:placeholder text:placeholder-type="text" text:description="o.get_today().get('day')">&lt;o.get_today().get('day')&gt;</text:placeholder></text:span> tháng <text:span text:style-name="T14"><text:placeholder text:placeholder-type="text" text:description="o.get_today().get('month')">&lt;o.get_today().get('month')&gt;</text:placeholder></text:span> năm <text:span text:style-name="T14"><text:placeholder text:placeholder-type="text" text:description="o.get_today().get('year')">&lt;o.get_today().get('year')&gt;</text:placeholder></text:span> , đại diện hai bên gồm có:</text:p>
      <text:p text:style-name="Text_20_body"/>
      <text:p text:style-name="P9"><text:span text:style-name="T2">BÊN A</text:span><text:span text:style-name="T1">: </text:span><text:span text:style-name="T12"><text:placeholder text:placeholder-type="text" text:description="o.get_company_branch_name()">&lt;o.get_company_branch_name()&gt;</text:placeholder></text:span></text:p>
      <text:p text:style-name="P9"><text:span text:style-name="T1">Do Ông (Bà): </text:span><text:span text:style-name="T12"><text:placeholder text:placeholder-type="text" text:description="o.get_company_person_name()">&lt;o.get_company_person_name()&gt;</text:placeholder></text:span><text:span text:style-name="T12">, </text:span><text:span text:style-name="T1">Chức vụ: Kế toán tổng hợp</text:span></text:p>
      <text:p text:style-name="P8"><text:span text:style-name="T3">Địa chỉ: </text:span><text:span text:style-name="T13"><text:placeholder text:placeholder-type="text" text:description="o.company_id.street">&lt;o.company_id.street&gt;</text:placeholder></text:span></text:p>
      <text:p text:style-name="P8"><text:span text:style-name="T7">Mã số thuế: </text:span><text:span text:style-name="T13"><text:placeholder text:placeholder-type="text" text:description="o.vsi_tin">&lt;o.vsi_tin&gt;</text:placeholder></text:span></text:p>
      <text:p text:style-name="P8"><text:span text:style-name="T3">Điện thoại: </text:span><text:span text:style-name="T13"><text:placeholder text:placeholder-type="text" text:description="o.company_id.phone">&lt;o.company_id.phone&gt;</text:placeholder></text:span></text:p>
      <text:p text:style-name="Text_20_body"/>
      <text:p text:style-name="P8"><text:span text:style-name="T2">BÊN B: </text:span><text:span text:style-name="T13"><text:placeholder text:placeholder-type="text" text:description="o.partner_id.name">&lt;o.partner_id.name&gt;</text:placeholder></text:span></text:p>
      <text:p text:style-name="Text_20_body"/>
      <text:p text:style-name="P8"><text:span text:style-name="T3">Do Ông (Bà): …………………</text:span><text:span text:style-name="T9"> </text:span><text:span text:style-name="T3">Chức vụ: ……………………….</text:span></text:p>
      <text:p text:style-name="P8"><text:span text:style-name="T3">Địa ch</text:span><text:span text:style-name="T3">ỉ: </text:span><text:span text:style-name="T13"><text:placeholder text:placeholder-type="text" text:description="o.street_partner">&lt;o.street_partner&gt;</text:placeholder></text:span></text:p>
      <text:p text:style-name="P8"><text:span text:style-name="T7">Mã số thu</text:span><text:span text:style-name="T7">ế: </text:span><text:span text:style-name="T13"><text:placeholder text:placeholder-type="text" text:description="o.VAT">&lt;o.VAT&gt;</text:placeholder></text:span></text:p>
      <text:p text:style-name="P8"><text:span text:style-name="T3">Điện thoại: </text:span><text:span text:style-name="T13"><text:placeholder text:placeholder-type="text" text:description="o.phone_partner">&lt;o.phone_partner&gt;</text:placeholder></text:span></text:p>
      <text:p text:style-name="Text_20_body"/>
      <text:p text:style-name="P12"><text:span text:style-name="T3">Hai bên,thống nhất lập biên thu hồi hóa đơn</text:span><text:span text:style-name="T3"> </text:span><text:span text:style-name="T13"><text:placeholder text:placeholder-type="text" text:description="o.origin_invoice.name">&lt;o.origin_invoice.name&gt;</text:placeholder></text:span><text:span text:style-name="T9"> </text:span><text:span text:style-name="T3">đã lập, ngày </text:span><text:span text:style-name="T13"><text:placeholder text:placeholder-type="text" text:description="o.origin_invoice.date_invoice">&lt;o.date_format(o.origin_invoice.date_invoice)&gt;</text:placeholder></text:span><text:span text:style-name="T3">,ký hiệu </text:span><text:span text:style-name="T13"><text:placeholder text:placeholder-type="text" text:description="o.origin_invoice.vsi_series">&lt;o.origin_invoice.vsi_series&gt;</text:placeholder></text:span><text:span text:style-name="T3">, mẫu số </text:span><text:span text:style-name="T13"><text:placeholder text:placeholder-type="text" text:description="o.origin_invoice.vsi_template">&lt;o.origin_invoice.vsi_template&gt;</text:placeholder></text:span><text:span text:style-name="T9"> </text:span><text:span text:style-name="T3">để xóa bỏ theo qui định, và sẽ xuất thay thế bằng hóa đơn số </text:span><text:span text:style-name="T13"><text:placeholder text:placeholder-type="text" text:description="o.name">&lt;o.name&gt;</text:placeholder></text:span><text:span text:style-name="T3">, ngà</text:span><text:span text:style-name="T3">y </text:span><text:span text:style-name="T13"><text:placeholder text:placeholder-type="text" text:description="o.date_invoice">&lt;o.date_format(o.date_invoice)&gt;</text:placeholder></text:span><text:span text:style-name="T3">,ký hiệ</text:span><text:span text:style-name="T3">u </text:span><text:span text:style-name="T13"><text:placeholder text:placeholder-type="text" text:description="o.vsi_template">&lt;o.vsi_template&gt;</text:placeholder></text:span><text:span text:style-name="T3">, mẫu s</text:span><text:span text:style-name="T3">ố </text:span><text:span text:style-name="T13"><text:placeholder text:placeholder-type="text" text:description="o.vsi_template">&lt;o.vsi_template&gt;</text:placeholder></text:span><text:span text:style-name="T13">.</text:span></text:p>
      <text:p text:style-name="Text_20_body"/>
      <text:p text:style-name="P8"><text:span text:style-name="T10">Lý do thu hồi </text:span><text:span text:style-name="T3">: </text:span><text:span text:style-name="T11">Do sai thành tiền</text:span><text:span text:style-name="T7">.</text:span></text:p>
      <text:p text:style-name="Text_20_body"/>
      <text:p text:style-name="P2">Chúng tôi cam kết và hoàn toàn chịu trách nhiệm về việc thu hồi và xóa bỏ hóa đơn này.</text:p>
      <text:p text:style-name="Text_20_body"/>
      <text:p text:style-name="P2">Biên bản này lập thành 02 bản, Bên A giữ 01 bản, Bên B giữ 01 bản.</text:p>
      <text:p text:style-name="P11"><text:soft-page-break/><text:line-break/></text:p>
      <text:p text:style-name="P13"><text:tab/>ĐẠI DIỆN BÊN A <text:tab/><text:tab/><text:tab/><text:tab/><text:tab/><text:tab/>ĐẠI DIỆN BÊN B</text:p>
      <text:p text:style-name="Text_20_body"/>
      <text:p text:style-name="P7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style:text-underline-style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6T11:28:12.131731371</meta:creation-date>
    <dc:date>2021-11-17T16:18:22</dc:date>
    <meta:editing-duration>PT5H58M12S</meta:editing-duration>
    <meta:editing-cycles>109</meta:editing-cycles>
    <meta:generator>OpenOffice/4.1.11$Unix OpenOffice.org_project/4111m1$Build-9808</meta:generator>
    <meta:document-statistic meta:table-count="0" meta:image-count="0" meta:object-count="0" meta:page-count="2" meta:paragraph-count="24" meta:word-count="202" meta:character-count="1281"/>
    <dc:creator>Quan </dc:creator>
  </office:meta>
</office:document-meta>
</file>